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8080" draw:textarea-vertical-align="middle"/>
    </style:style>
    <style:style style:name="gr2" style:family="graphic" style:parent-style-name="standard">
      <style:graphic-properties draw:fill="solid" draw:fill-color="#ffd320" draw:textarea-vertical-align="middle"/>
    </style:style>
    <style:style style:name="gr3" style:family="graphic" style:parent-style-name="standard">
      <style:graphic-properties draw:fill="solid" draw:fill-color="#33ff99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ccffff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2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78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88cm" fo:min-width="5.802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88cm" fo:min-width="2.073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7.371cm" svg:height="3.024cm" svg:x="3.787cm" svg:y="8.322cm">
          <text:p text:style-name="P1"><text:span text:style-name="T1">Web-Service</text:span></text:p>
        </draw:rect>
        <draw:rect draw:style-name="gr2" draw:text-style-name="P1" draw:layer="layout" svg:width="7.371cm" svg:height="3.024cm" svg:x="12.888cm" svg:y="8.322cm">
          <text:p text:style-name="P1"><text:span text:style-name="T1">Account-Service</text:span></text:p>
        </draw:rect>
        <draw:custom-shape draw:style-name="gr3" draw:text-style-name="P1" draw:layer="layout" svg:width="3.433cm" svg:height="4.504cm" svg:x="22.182cm" svg:y="7.582cm">
          <text:p text:style-name="P1">Accounts</text:p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4" draw:text-style-name="P1" draw:layer="layout" svg:width="7.371cm" svg:height="3.024cm" svg:x="8.827cm" svg:y="2.827cm">
          <text:p text:style-name="P1"><text:span text:style-name="T1">Registration</text:span></text:p>
          <text:p text:style-name="P1"><text:span text:style-name="T1">Service (Eureka)</text:span></text:p>
        </draw:rect>
        <draw:line draw:style-name="gr5" draw:text-style-name="P1" draw:layer="layout" svg:x1="7.599cm" svg:y1="8.308cm" svg:x2="12.512cm" svg:y2="5.851cm">
          <text:p/>
        </draw:line>
        <draw:line draw:style-name="gr5" draw:text-style-name="P1" draw:layer="layout" svg:x1="16.985cm" svg:y1="8.308cm" svg:x2="12.512cm" svg:y2="5.852cm">
          <text:p/>
        </draw:line>
        <draw:line draw:style-name="gr5" draw:text-style-name="P1" draw:layer="layout" svg:x1="11.158cm" svg:y1="9.834cm" svg:x2="12.953cm" svg:y2="9.834cm">
          <text:p/>
        </draw:line>
        <draw:line draw:style-name="gr5" draw:text-style-name="P1" draw:layer="layout" svg:x1="20.387cm" svg:y1="9.834cm" svg:x2="22.182cm" svg:y2="9.834cm">
          <text:p/>
        </draw:line>
        <draw:frame draw:style-name="gr6" draw:layer="layout" svg:width="5.722cm" svg:height="1.673cm" svg:x="15.501cm" svg:y="6.328cm">
          <draw:text-box>
            <text:p>Registers as</text:p>
            <text:p><text:s text:c="2"/>“<text:span text:style-name="T2">account-service</text:span>”</text:p>
          </draw:text-box>
        </draw:frame>
        <draw:frame draw:style-name="gr7" draw:text-style-name="P2" draw:layer="layout" svg:width="6.078cm" svg:height="1.673cm" svg:x="3.627cm" svg:y="6.328cm">
          <draw:text-box>
            <text:p text:style-name="P2">Looks for</text:p>
            <text:p text:style-name="P2">“<text:span text:style-name="T2">account-service</text:span>” <text:s text:c="3"/></text:p>
          </draw:text-box>
        </draw:frame>
        <draw:frame draw:style-name="gr8" draw:layer="layout" svg:width="6.31cm" svg:height="1.038cm" svg:x="10.11cm" svg:y="12.335cm">
          <draw:text-box>
            <text:p><text:span text:style-name="T3">RESTful Requests</text:span></text:p>
          </draw:text-box>
        </draw:frame>
        <draw:line draw:style-name="gr9" draw:text-style-name="P1" draw:layer="layout" svg:x1="12.474cm" svg:y1="12.335cm" svg:x2="11.812cm" svg:y2="10.111cm">
          <text:p/>
        </draw:line>
        <draw:frame draw:style-name="gr10" draw:text-style-name="P1" draw:layer="layout" svg:width="2.573cm" svg:height="1.038cm" svg:x="20.032cm" svg:y="12.335cm">
          <draw:text-box>
            <text:p text:style-name="P1"><text:span text:style-name="T3">JPA</text:span></text:p>
          </draw:text-box>
        </draw:frame>
        <draw:line draw:style-name="gr9" draw:text-style-name="P1" draw:layer="layout" svg:x1="21.474cm" svg:y1="12.335cm" svg:x2="20.812cm" svg:y2="10.111cm">
          <text:p/>
        </draw:lin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7-03T00:00:20</meta:creation-date>
    <dc:date>2015-07-03T00:51:27</dc:date>
    <meta:editing-duration>PT10M53S</meta:editing-duration>
    <meta:editing-cycles>3</meta:editing-cycles>
    <meta:generator>OpenOffice/4.1.1$Unix OpenOffice.org_project/411m6$Build-9775</meta:generator>
    <meta:document-statistic meta:object-count="37"/>
  </office:meta>
</office:document-meta>
</file>